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A000002538AC6EE66575A1C34.png" manifest:media-type="image/png"/>
  <manifest:file-entry manifest:full-path="Pictures/10000201000000DC000000DCB5AA5881F558F375.png" manifest:media-type="image/png"/>
  <manifest:file-entry manifest:full-path="Pictures/10000201000000580000001FE4CFA73692C5F9C3.png" manifest:media-type="image/png"/>
  <manifest:file-entry manifest:full-path="Pictures/1000020100000135000001464AA1A8D9B6FE809D.png" manifest:media-type="image/png"/>
  <manifest:file-entry manifest:full-path="Pictures/10000201000014E80000072A5E3E357419534BF2.png" manifest:media-type="image/png"/>
  <manifest:file-entry manifest:full-path="Pictures/10000000000007D0000005145B10668B2AF72678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Proxima Nova1" svg:font-family="'Proxima Nova'"/>
    <style:font-face style:name="Liberation Sans3" svg:font-family="'Liberation Sans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Proxima Nova" svg:font-family="'Proxima Nova'" style:font-pitch="variable"/>
    <style:font-face style:name="Liberation Sans2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fo:min-height="3.223cm"/>
      <style:paragraph-properties style:writing-mode="lr-tb"/>
    </style:style>
    <style:style style:name="pr2" style:family="presentation" style:parent-style-name="Title_20_Slide-outline1">
      <style:graphic-properties fo:min-height="4.14cm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Content_20_Slide-title">
      <style:graphic-properties draw:auto-grow-height="true" fo:min-height="2.629cm"/>
      <style:paragraph-properties style:writing-mode="lr-tb"/>
    </style:style>
    <style:style style:name="pr5" style:family="presentation" style:parent-style-name="Content_20_Slide-outline1">
      <style:graphic-properties fo:min-height="8.884cm"/>
      <style:paragraph-properties style:writing-mode="lr-tb"/>
    </style:style>
    <style:style style:name="pr6" style:family="presentation" style:parent-style-name="Content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355269"/>
    </style:style>
    <style:style style:name="T1" style:family="text">
      <style:text-properties fo:color="#355269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Sans3" fo:font-size="22pt" style:font-name-asian="Liberation Sans3" style:font-size-asian="22pt" style:font-name-complex="Liberation Sans3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25.199cm" svg:height="3.223cm" svg:x="1.401cm" svg:y="3cm" presentation:class="title" presentation:user-transformed="true">
          <draw:text-box>
            <text:p>&lt;Your awesome presentation title&gt;</text:p>
          </draw:text-box>
        </draw:frame>
        <draw:frame presentation:style-name="pr2" draw:layer="layout" svg:width="18.6cm" svg:height="4.39cm" svg:x="0.8cm" svg:y="16.8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Slide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01cm" svg:y="0.771cm" presentation:class="title">
          <draw:text-box>
            <text:p text:style-name="P2"><text:span text:style-name="T1">How to update the master slide</text:span></text:p>
          </draw:text-box>
        </draw:frame>
        <draw:frame presentation:style-name="pr5" draw:layer="layout" svg:width="25.199cm" svg:height="9.134cm" svg:x="1.4cm" svg:y="3.529cm" presentation:class="outline">
          <draw:text-box>
            <text:list text:style-name="L2">
              <text:list-item>
                <text:p><text:span text:style-name="T2">Go to `View` </text:span><text:span text:style-name="T3">&gt; </text:span><text:span text:style-name="T2">`Master Slide`</text:span></text:p>
              </text:list-item>
              <text:list-item>
                <text:p><text:span text:style-name="T2">Update the conference name and date on the title slide master</text:span></text:p>
              </text:list-item>
              <text:list-item>
                <text:p><text:span text:style-name="T2">Update the footer of the content slide master, i.e. replace `&lt;Your </text:span><text:span text:style-name="T2">Name&gt;` and `&lt;Conference Name&gt;</text:span></text:p>
              </text:list-item>
              <text:list-item>
                <text:p><text:span text:style-name="T2">Verify that your slides are CC-BY compatible, otherwise update the </text:span><text:span text:style-name="T2">licence on the bottom right of the content slide master.</text:span><text:span text:style-name="T2"><text:line-break/></text:span><text:span text:style-name="T2">Alternative CC <text:s/>licence logos can be found here: </text:span><text:span text:style-name="T2"><text:a xlink:href="https://creativecommons.org/about/downloads" xlink:type="simple">https://creativecommons.org/about/downloads</text:a></text:span><text:span text:style-name="T2"><text:s/></text:span></text:p>
              </text:list-item>
              <text:list-item>
                <text:p><text:span text:style-name="T2">Don’t forget to move back to the normal view via `View` &gt; `Normal`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Proxima Nova1" svg:font-family="'Proxima Nova'"/>
    <style:font-face style:name="Liberation Sans3" svg:font-family="'Liberation Sans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Proxima Nova" svg:font-family="'Proxima Nova'" style:font-pitch="variable"/>
    <style:font-face style:name="Liberation Sans2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rain" xlink:href="Pictures/10000000000007D0000005145B10668B2AF72678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_20_Slide-background" style:display-name="Content Slide-background" style:family="presentation">
      <style:graphic-properties draw:stroke="none" draw:fill="none" draw:fill-color="#efefef"/>
      <style:text-properties style:letter-kerning="true"/>
    </style:style>
    <style:style style:name="Content_20_Slide-backgroundobjects" style:display-name="Conten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Slide-notes" style:display-name="Conten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Slide-outline1" style:display-name="Content Slide-outline1" style:family="presentation">
      <style:graphic-properties draw:stroke="none" draw:fill="none" draw:auto-grow-height="false" draw:fit-to-size="shrink-to-fit" style:shrink-to-fit="true">
        <text:list-style style:name="Content_20_Slide-outline1" style:display-name="Conten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02729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outline2" style:display-name="Content Slide-outline2" style:family="presentation" style:parent-style-name="Content_20_Slide-outline1">
      <style:paragraph-properties fo:margin-top="0.4cm" fo:margin-bottom="0cm"/>
      <style:text-properties fo:color="#202729" fo:font-size="28pt" style:font-size-asian="28pt" style:font-size-complex="28pt"/>
    </style:style>
    <style:style style:name="Content_20_Slide-outline3" style:display-name="Content Slide-outline3" style:family="presentation" style:parent-style-name="Content_20_Slide-outline2">
      <style:paragraph-properties fo:margin-top="0.3cm" fo:margin-bottom="0cm"/>
      <style:text-properties fo:color="#202729" fo:font-size="24pt" style:font-size-asian="24pt" style:font-size-complex="24pt"/>
    </style:style>
    <style:style style:name="Content_20_Slide-outline4" style:display-name="Content Slide-outline4" style:family="presentation" style:parent-style-name="Content_20_Slide-outline3">
      <style:paragraph-properties fo:margin-top="0.2cm" fo:margin-bottom="0cm"/>
      <style:text-properties fo:color="#202729" fo:font-size="20pt" style:font-size-asian="20pt" style:font-size-complex="20pt"/>
    </style:style>
    <style:style style:name="Content_20_Slide-outline5" style:display-name="Content Slide-outline5" style:family="presentation" style:parent-style-name="Content_20_Slide-outline4">
      <style:paragraph-properties fo:margin-top="0.1cm" fo:margin-bottom="0cm"/>
      <style:text-properties fo:color="#202729" fo:font-size="20pt" style:font-size-asian="20pt" style:font-size-complex="20pt"/>
    </style:style>
    <style:style style:name="Content_20_Slide-outline6" style:display-name="Content Slide-outline6" style:family="presentation" style:parent-style-name="Content_20_Slide-outline5">
      <style:paragraph-properties fo:margin-top="0.1cm" fo:margin-bottom="0cm"/>
      <style:text-properties fo:color="#202729" fo:font-size="20pt" style:font-size-asian="20pt" style:font-size-complex="20pt"/>
    </style:style>
    <style:style style:name="Content_20_Slide-outline7" style:display-name="Content Slide-outline7" style:family="presentation" style:parent-style-name="Content_20_Slide-outline6">
      <style:paragraph-properties fo:margin-top="0.1cm" fo:margin-bottom="0cm"/>
      <style:text-properties fo:color="#202729" fo:font-size="20pt" style:font-size-asian="20pt" style:font-size-complex="20pt"/>
    </style:style>
    <style:style style:name="Content_20_Slide-outline8" style:display-name="Content Slide-outline8" style:family="presentation" style:parent-style-name="Content_20_Slide-outline7">
      <style:paragraph-properties fo:margin-top="0.1cm" fo:margin-bottom="0cm"/>
      <style:text-properties fo:font-size="20pt" style:font-size-asian="20pt" style:font-size-complex="20pt"/>
    </style:style>
    <style:style style:name="Content_20_Slide-outline9" style:display-name="Content Slide-outline9" style:family="presentation" style:parent-style-name="Content_20_Slide-outline8">
      <style:paragraph-properties fo:margin-top="0.1cm" fo:margin-bottom="0cm"/>
      <style:text-properties fo:font-size="20pt" style:font-size-asian="20pt" style:font-size-complex="20pt"/>
    </style:style>
    <style:style style:name="Content_20_Slide-subtitle" style:display-name="Content Slide-subtitle" style:family="presentation">
      <style:graphic-properties draw:stroke="none" draw:fill="none" draw:textarea-vertical-align="middle">
        <text:list-style style:name="Content_20_Slide-subtitle" style:display-name="Conten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title" style:display-name="Content Slide-title" style:family="presentation">
      <style:graphic-properties draw:stroke="none" draw:fill="none" draw:textarea-vertical-align="middle">
        <text:list-style style:name="Content_20_Slide-title" style:display-name="Conten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rain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fefef"/>
    </style:style>
    <style:style style:name="Mdp2" style:family="drawing-page">
      <style:drawing-page-properties draw:background-size="border" draw:fill="bitmap" draw:fill-image-name="brain" draw:fill-image-width="0cm" draw:fill-image-height="0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629cm"/>
      <style:paragraph-properties style:writing-mode="lr-tb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0.865cm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auto-grow-width="false" fo:min-height="0cm" fo:min-width="0cm" fo:padding-top="0cm" fo:padding-bottom="0cm" fo:padding-left="0cm" fo:padding-right="0cm"/>
      <style:paragraph-properties style:writing-mode="lr-tb"/>
    </style:style>
    <style:style style:name="Mpr1" style:family="presentation" style:parent-style-name="Content_20_Slide-title">
      <style:graphic-properties draw:auto-grow-height="false" fo:min-height="2.63cm"/>
      <style:paragraph-properties style:writing-mode="lr-tb"/>
    </style:style>
    <style:style style:name="Mpr2" style:family="presentation" style:parent-style-name="Content_20_Slide-outline1">
      <style:graphic-properties fo:min-height="9.135cm"/>
      <style:paragraph-properties style:writing-mode="lr-tb"/>
    </style:style>
    <style:style style:name="Mpr3" style:family="presentation" style:parent-style-name="Content_20_Slide-backgroundobjects" style:list-style-name="ML1">
      <style:graphic-properties draw:stroke="none" draw:fill="none" draw:fill-color="#ffffff" draw:textarea-vertical-align="middle" draw:auto-grow-height="true" fo:min-height="0.6cm"/>
      <style:paragraph-properties style:writing-mode="lr-tb"/>
    </style:style>
    <style:style style:name="Mpr4" style:family="presentation" style:parent-style-name="Content_20_Slide-title" style:list-style-name="ML1">
      <style:graphic-properties fo:min-height="0.937cm"/>
      <style:paragraph-properties style:writing-mode="lr-tb"/>
    </style:style>
    <style:style style:name="Mpr5" style:family="presentation" style:parent-style-name="Content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Content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Slide-title" style:list-style-name="ML1">
      <style:graphic-properties draw:textarea-vertical-align="top" draw:auto-grow-height="true" fo:min-height="3.223cm"/>
      <style:paragraph-properties style:writing-mode="lr-tb"/>
    </style:style>
    <style:style style:name="Mpr8" style:family="presentation" style:parent-style-name="Title_20_Slide-outline1" style:list-style-name="ML1">
      <style:graphic-properties draw:auto-grow-height="true" draw:fit-to-size="false" style:shrink-to-fit="false" fo:min-height="3.21cm"/>
      <style:paragraph-properties style:writing-mode="lr-tb"/>
    </style:style>
    <style:style style:name="Mpr9" style:family="presentation" style:parent-style-name="Title_20_Slide-backgroundobjects">
      <style:graphic-properties svg:stroke-width="0.1cm" svg:stroke-color="#355269" draw:marker-start-width="0.35cm" draw:marker-end-width="0.35cm" draw:fill="none" draw:textarea-vertical-align="middle" fo:padding-top="0.05cm" fo:padding-bottom="0.05cm" fo:padding-left="0.05cm" fo:padding-right="0.05cm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 style:writing-mode="lr-tb"/>
      <style:text-properties fo:color="#355269" style:font-name="Liberation Sans" fo:font-size="16pt" style:letter-kerning="true" style:font-name-asian="Noto Sans CJK SC" style:font-size-asian="16pt" style:font-name-complex="Lohit Devanagari" style:font-size-complex="16pt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355269" style:font-name="Liberation Sans" fo:font-size="16pt" style:letter-kerning="true" style:font-name-asian="Noto Sans CJK SC" style:font-size-asian="16pt" style:font-name-complex="Lohit Devanagari" style:font-size-complex="16p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style:writing-mode="lr-tb"/>
      <style:text-properties fo:color="#355269" fo:background-color="#355269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align="center" fo:text-indent="0cm"/>
      <style:text-properties fo:color="#355269" style:font-name="Liberation Sans" fo:font-size="36pt" style:letter-kerning="true" style:font-name-asian="Noto Sans CJK SC" style:font-size-asian="36pt" style:font-name-complex="Lohit Devanagari" style:font-size-complex="36pt"/>
    </style:style>
    <style:style style:name="MP12" style:family="paragraph">
      <style:paragraph-properties fo:margin-left="0cm" fo:margin-right="0cm" fo:margin-top="0cm" fo:margin-bottom="0cm" fo:text-align="center" fo:text-indent="0cm"/>
      <style:text-properties fo:color="#355269" style:font-name="Liberation Sans" fo:font-size="16pt" style:letter-kerning="true" style:font-name-asian="Noto Sans CJK SC" style:font-size-asian="16pt" style:font-name-complex="Lohit Devanagari" style:font-size-complex="16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  <style:text-properties fo:color="#355269" fo:background-color="#355269"/>
    </style:style>
    <style:style style:name="MP15" style:family="paragraph">
      <loext:graphic-properties draw:fill="none"/>
    </style:style>
    <style:style style:name="MP16" style:family="paragraph">
      <style:paragraph-properties fo:margin-left="0cm" fo:margin-right="0cm" fo:text-align="center" fo:text-indent="0cm"/>
      <style:text-properties fo:color="#355269" style:font-name="Liberation Sans" fo:font-size="16pt" style:letter-kerning="true" style:font-name-asian="Noto Sans CJK SC" style:font-size-asian="16pt" style:font-name-complex="Lohit Devanagari" style:font-size-complex="16pt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/>
      <style:text-properties fo:color="#355269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variant="normal" fo:text-transform="none" fo:color="#355269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_20_Slide" style:display-name="Content Slide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01cm" svg:y="0.771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5" draw:layer="backgroundobjects" svg:width="25.199cm" svg:height="9.134cm" svg:x="1.4cm" svg:y="3.529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cm" svg:height="0.628cm" svg:x="18.9cm" svg:y="14.9cm" presentation:class="page-number">
        <draw:text-box>
          <text:p text:style-name="MP6"><text:page-number>&lt;number&gt;</text:page-number>/<text:page-count>2</text:page-count></text:p>
        </draw:text-box>
      </draw:frame>
      <draw:frame presentation:style-name="Mpr4" draw:text-style-name="MP8" draw:layer="backgroundobjects" svg:width="16cm" svg:height="0.937cm" svg:x="0cm" svg:y="14.907cm" presentation:class="title" presentation:user-transformed="true">
        <draw:text-box>
          <text:p/>
        </draw:text-box>
      </draw:frame>
      <draw:frame draw:style-name="Mgr3" draw:text-style-name="MP9" draw:layer="backgroundobjects" svg:width="17.6cm" svg:height="0.879cm" svg:x="0cm" svg:y="14.871cm">
        <draw:text-box>
          <text:p><text:span text:style-name="MT7">&lt;Your Name&gt; | 1 December 2021 | &lt;Conference Name&gt;</text:span></text:p>
        </draw:text-box>
      </draw:frame>
      <draw:frame draw:style-name="Mgr4" draw:text-style-name="MP10" draw:layer="backgroundobjects" svg:width="15cm" svg:height="15.826cm" svg:x="0cm" svg:y="-0.076cm">
        <draw:image xlink:href="Pictures/1000020100000135000001464AA1A8D9B6FE809D.png" xlink:type="simple" xlink:show="embed" xlink:actuate="onLoad" loext:mime-type="image/png">
          <text:p/>
        </draw:image>
      </draw:frame>
      <draw:frame draw:style-name="Mgr4" draw:text-style-name="MP10" draw:layer="backgroundobjects" svg:width="2.699cm" svg:height="0.95cm" svg:x="25.201cm" svg:y="14.7cm">
        <draw:image xlink:href="Pictures/10000201000000580000001FE4CFA73692C5F9C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_20_Slide-title" draw:layer="backgroundobjects" svg:width="19.798cm" svg:height="11.136cm" svg:x="0.6cm" svg:y="2.257cm" presentation:class="page"/>
        <draw:frame presentation:style-name="Conten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frame presentation:style-name="Mpr7" draw:text-style-name="MP11" draw:layer="backgroundobjects" svg:width="25.199cm" svg:height="3.223cm" svg:x="1.401cm" svg:y="3cm" presentation:class="title">
        <draw:text-box>
          <text:p text:style-name="MP11">Click to edit the title text format</text:p>
        </draw:text-box>
      </draw:frame>
      <draw:frame presentation:style-name="Mpr8" draw:text-style-name="MP12" draw:layer="backgroundobjects" svg:width="18.6cm" svg:height="4.39cm" svg:x="0.8cm" svg:y="16.81cm" presentation:class="outline">
        <draw:text-box>
          <text:list text:style-name="ML1">
            <text:list-item>
              <text:p text:style-name="MP12">Click to edit the outline text format</text:p>
              <text:list>
                <text:list-item>
                  <text:p text:style-name="MP12">Second Outline Level</text:p>
                  <text:list>
                    <text:list-item>
                      <text:p text:style-name="MP12">Third Outline Level</text:p>
                      <text:list>
                        <text:list-item>
                          <text:p text:style-name="MP12">Fourth Outline Level</text:p>
                          <text:list>
                            <text:list-item>
                              <text:p text:style-name="MP12">Fifth Outline Level</text:p>
                              <text:list>
                                <text:list-item>
                                  <text:p text:style-name="MP12">Sixth Outline Level</text:p>
                                  <text:list>
                                    <text:list-item>
                                      <text:p text:style-name="M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5.47cm" svg:height="1.874cm" svg:x="4.4cm" svg:y="13.6cm">
        <draw:image xlink:href="Pictures/10000201000014E80000072A5E3E357419534BF2.png" xlink:type="simple" xlink:show="embed" xlink:actuate="onLoad" loext:mime-type="image/png">
          <text:p/>
        </draw:image>
      </draw:frame>
      <draw:frame draw:style-name="Mgr4" draw:text-style-name="MP10" draw:layer="backgroundobjects" svg:width="2cm" svg:height="2cm" svg:x="10.8cm" svg:y="13.6cm">
        <draw:image xlink:href="Pictures/10000201000000DC000000DCB5AA5881F558F375.png" xlink:type="simple" xlink:show="embed" xlink:actuate="onLoad" loext:mime-type="image/png">
          <text:p/>
        </draw:image>
      </draw:frame>
      <draw:frame draw:style-name="Mgr4" draw:text-style-name="MP10" draw:layer="backgroundobjects" svg:width="4.4cm" svg:height="3.109cm" svg:x="0cm" svg:y="12.641cm">
        <draw:image xlink:href="Pictures/100002010000034A000002538AC6EE66575A1C34.png" xlink:type="simple" xlink:show="embed" xlink:actuate="onLoad" loext:mime-type="image/png">
          <text:p/>
        </draw:image>
      </draw:frame>
      <draw:line presentation:style-name="Mpr9" draw:text-style-name="MP13" draw:layer="backgroundobjects" svg:x1="4cm" svg:y1="6.575cm" svg:x2="24.4cm" svg:y2="6.575cm">
        <text:p/>
      </draw:line>
      <draw:frame draw:style-name="Mgr5" draw:text-style-name="MP14" draw:layer="backgroundobjects" svg:width="6cm" svg:height="1.115cm" svg:x="11cm" svg:y="7.6cm">
        <draw:text-box>
          <text:p text:style-name="MP10"><text:span text:style-name="MT7">&lt;Conference Name&gt;</text:span></text:p>
        </draw:text-box>
      </draw:frame>
      <draw:frame draw:style-name="Mgr3" draw:text-style-name="MP15" draw:layer="backgroundobjects" svg:width="4.981cm" svg:height="0.879cm" svg:x="23cm" svg:y="14.871cm">
        <draw:text-box>
          <text:p><text:span text:style-name="MT7">1 December 2021</text:span></text:p>
        </draw:text-box>
      </draw:frame>
      <draw:frame draw:style-name="Mgr6" draw:text-style-name="MP17" draw:layer="backgroundobjects" svg:width="5.379cm" svg:height="0.628cm" svg:x="11.311cm" svg:y="6.8cm">
        <draw:text-box>
          <text:p text:style-name="MP16"><text:author-name text:fixed="false">Julia Sprenger</text:author-name></text:p>
        </draw:text-box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 Sprenger</meta:initial-creator>
    <meta:creation-date>2021-07-12T10:28:11.829375605</meta:creation-date>
    <dc:date>2021-11-24T11:57:36.134942167</dc:date>
    <dc:creator>Julia Sprenger</dc:creator>
    <meta:editing-duration>PT17H32M17S</meta:editing-duration>
    <meta:editing-cycles>23</meta:editing-cycles>
    <meta:generator>LibreOffice/6.4.7.2$Linux_X86_64 LibreOffice_project/40$Build-2</meta:generator>
    <meta:document-statistic meta:object-count="46"/>
  </office:meta>
</office:document-meta>
</file>